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2:.A3]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00:25:36.661703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16:40:49.640622766</meta:creation-date>
    <meta:generator>LibreOfficeDev/7.2.0.0.alpha0$Linux_X86_64 LibreOffice_project/c67f5b07876e92aa7b40b5475a8b5f4b10e09a21</meta:generator>
    <dc:date>2021-01-05T00:25:53.287272067</dc:date>
    <meta:editing-duration>PT4M12S</meta:editing-duration>
    <meta:editing-cycles>4</meta:editing-cycles>
    <meta:document-statistic meta:table-count="1" meta:cell-count="3" meta:object-count="0"/>
  </office:meta>
</office:document-meta>
</file>